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abbasshafi/Projects/tree/main/Uber%20Rides%20Predic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7:44:39.961271552</meta:creation-date>
    <dc:date>2022-07-30T17:44:49.245490783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74" meta:non-whitespace-character-count="74"/>
    <meta:generator>LibreOffice/7.3.2.2$Linux_X86_64 LibreOffice_project/30$Build-2</meta:generator>
  </office:meta>
</office:document-meta>
</file>